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officeooo:paragraph-rsid="0016153b"/>
    </style:style>
    <style:style style:name="P4" style:family="paragraph" style:parent-style-name="Standard">
      <style:text-properties officeooo:paragraph-rsid="005b8630"/>
    </style:style>
    <style:style style:name="P5" style:family="paragraph" style:parent-style-name="Standard">
      <style:text-properties officeooo:paragraph-rsid="00900897"/>
    </style:style>
    <style:style style:name="P6" style:family="paragraph" style:parent-style-name="Standard">
      <style:text-properties officeooo:paragraph-rsid="010ce86f"/>
    </style:style>
    <style:style style:name="P7" style:family="paragraph" style:parent-style-name="Standard">
      <style:text-properties officeooo:paragraph-rsid="010e32f1"/>
    </style:style>
    <style:style style:name="P8" style:family="paragraph" style:parent-style-name="Standard">
      <style:text-properties officeooo:paragraph-rsid="010e95f8"/>
    </style:style>
    <style:style style:name="P9" style:family="paragraph" style:parent-style-name="Standard">
      <style:text-properties officeooo:rsid="010b786e" officeooo:paragraph-rsid="010ce86f"/>
    </style:style>
    <style:style style:name="P10" style:family="paragraph" style:parent-style-name="List_20_Paragraph">
      <style:text-properties officeooo:paragraph-rsid="00137f5a"/>
    </style:style>
    <style:style style:name="P11"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officeooo:rsid="00137f5a"/>
    </style:style>
    <style:style style:name="T6" style:family="text">
      <style:text-properties officeooo:rsid="0015fa13"/>
    </style:style>
    <style:style style:name="T7" style:family="text">
      <style:text-properties officeooo:rsid="0016153b"/>
    </style:style>
    <style:style style:name="T8" style:family="text">
      <style:text-properties officeooo:rsid="001775ca"/>
    </style:style>
    <style:style style:name="T9" style:family="text">
      <style:text-properties officeooo:rsid="0019121a"/>
    </style:style>
    <style:style style:name="T10" style:family="text">
      <style:text-properties officeooo:rsid="00192af2"/>
    </style:style>
    <style:style style:name="T11" style:family="text">
      <style:text-properties officeooo:rsid="001b5812"/>
    </style:style>
    <style:style style:name="T12" style:family="text">
      <style:text-properties officeooo:rsid="00254fc4"/>
    </style:style>
    <style:style style:name="T13" style:family="text">
      <style:text-properties officeooo:rsid="0033d610"/>
    </style:style>
    <style:style style:name="T14" style:family="text">
      <style:text-properties officeooo:rsid="00350de9"/>
    </style:style>
    <style:style style:name="T15" style:family="text">
      <style:text-properties officeooo:rsid="0037f4f5"/>
    </style:style>
    <style:style style:name="T16" style:family="text">
      <style:text-properties officeooo:rsid="00394ba0"/>
    </style:style>
    <style:style style:name="T17" style:family="text">
      <style:text-properties officeooo:rsid="003b29f6"/>
    </style:style>
    <style:style style:name="T18" style:family="text">
      <style:text-properties officeooo:rsid="003bc9a2"/>
    </style:style>
    <style:style style:name="T19" style:family="text">
      <style:text-properties officeooo:rsid="003cb9a5"/>
    </style:style>
    <style:style style:name="T20" style:family="text">
      <style:text-properties officeooo:rsid="003de2db"/>
    </style:style>
    <style:style style:name="T21" style:family="text">
      <style:text-properties officeooo:rsid="003dec63"/>
    </style:style>
    <style:style style:name="T22" style:family="text">
      <style:text-properties officeooo:rsid="004b44f0"/>
    </style:style>
    <style:style style:name="T23" style:family="text">
      <style:text-properties officeooo:rsid="004cffe2"/>
    </style:style>
    <style:style style:name="T24" style:family="text">
      <style:text-properties officeooo:rsid="004f2b51"/>
    </style:style>
    <style:style style:name="T25" style:family="text">
      <style:text-properties officeooo:rsid="00555fcf"/>
    </style:style>
    <style:style style:name="T26" style:family="text">
      <style:text-properties officeooo:rsid="005afd2d"/>
    </style:style>
    <style:style style:name="T27" style:family="text">
      <style:text-properties officeooo:rsid="005b8630"/>
    </style:style>
    <style:style style:name="T28" style:family="text">
      <style:text-properties officeooo:rsid="005bc526"/>
    </style:style>
    <style:style style:name="T29" style:family="text">
      <style:text-properties officeooo:rsid="00683447"/>
    </style:style>
    <style:style style:name="T30" style:family="text">
      <style:text-properties officeooo:rsid="0069610f"/>
    </style:style>
    <style:style style:name="T31" style:family="text">
      <style:text-properties officeooo:rsid="006d8849"/>
    </style:style>
    <style:style style:name="T32" style:family="text">
      <style:text-properties officeooo:rsid="00761fea"/>
    </style:style>
    <style:style style:name="T33" style:family="text">
      <style:text-properties officeooo:rsid="007693e6"/>
    </style:style>
    <style:style style:name="T34" style:family="text">
      <style:text-properties officeooo:rsid="007f2b24"/>
    </style:style>
    <style:style style:name="T35" style:family="text">
      <style:text-properties officeooo:rsid="0081cc34"/>
    </style:style>
    <style:style style:name="T36" style:family="text">
      <style:text-properties officeooo:rsid="00900897"/>
    </style:style>
    <style:style style:name="T37" style:family="text">
      <style:text-properties officeooo:rsid="00a79cfc"/>
    </style:style>
    <style:style style:name="T38" style:family="text">
      <style:text-properties officeooo:rsid="00aa5212"/>
    </style:style>
    <style:style style:name="T39" style:family="text">
      <style:text-properties fo:font-style="normal" style:font-style-asian="normal" style:font-style-complex="normal"/>
    </style:style>
    <style:style style:name="T40" style:family="text">
      <style:text-properties fo:font-style="normal" officeooo:rsid="010e95f8" style:font-style-asian="normal" style:font-style-complex="normal"/>
    </style:style>
    <style:style style:name="T41" style:family="text">
      <style:text-properties officeooo:rsid="00af7663"/>
    </style:style>
    <style:style style:name="T42" style:family="text">
      <style:text-properties officeooo:rsid="00b158df"/>
    </style:style>
    <style:style style:name="T43" style:family="text">
      <style:text-properties officeooo:rsid="00b5fa8e"/>
    </style:style>
    <style:style style:name="T44" style:family="text">
      <style:text-properties officeooo:rsid="00c2967a"/>
    </style:style>
    <style:style style:name="T45" style:family="text">
      <style:text-properties officeooo:rsid="00ce9dd4"/>
    </style:style>
    <style:style style:name="T46" style:family="text">
      <style:text-properties officeooo:rsid="00cf027d"/>
    </style:style>
    <style:style style:name="T47" style:family="text">
      <style:text-properties officeooo:rsid="00d5474a"/>
    </style:style>
    <style:style style:name="T48" style:family="text">
      <style:text-properties officeooo:rsid="00dc1f97"/>
    </style:style>
    <style:style style:name="T49" style:family="text">
      <style:text-properties officeooo:rsid="00dd1020"/>
    </style:style>
    <style:style style:name="T50" style:family="text">
      <style:text-properties officeooo:rsid="00e0646e"/>
    </style:style>
    <style:style style:name="T51" style:family="text">
      <style:text-properties officeooo:rsid="00e83610"/>
    </style:style>
    <style:style style:name="T52" style:family="text">
      <style:text-properties officeooo:rsid="010b786e"/>
    </style:style>
    <style:style style:name="T53" style:family="text">
      <style:text-properties officeooo:rsid="010e32f1"/>
    </style:style>
    <style:style style:name="T54" style:family="text">
      <style:text-properties officeooo:rsid="010e95f8"/>
    </style:style>
    <style:style style:name="T55" style:family="text">
      <style:text-properties officeooo:rsid="0119e97c"/>
    </style:style>
    <style:style style:name="T56" style:family="text">
      <style:text-properties officeooo:rsid="011bded2"/>
    </style:style>
    <style:style style:name="T57" style:family="text">
      <style:text-properties officeooo:rsid="012c3e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text:soft-page-break/>"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text:soft-page-break/>...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0">semi</text:span>-translucent, <text:span text:style-name="T10">ceiling and </text:span>walls, I lay on a gurney, trying to become unnoticeable in the cold <text:span text:style-name="T10">dim </text:span>fluorescent light flooding from everywhere <text:span text:style-name="T10">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text:soft-page-break/>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text:soft-page-break/>(...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text:span text:style-name="T15">was beyond the old-time etiology and submerged</text:span> too deeply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text:span text:style-name="T15">firm</text:span> footing for <text:span text:style-name="T15">ensuring</text:span> my function in <text:span text:style-name="T15">general scheme of things if only I discover it and assess properly</text:span>...)</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text:soft-page-break/>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text:soft-page-break/>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text:soft-page-break/>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somewhere <text:span text:style-name="T13">something</text:span> was <text:span text:style-name="T13">drastically amiss</text:span>; I <text:span text:style-name="T13">made a terrible mistake</text:span>, <text:span text:style-name="T13">miscalculated</text:span>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text:soft-page-break/>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text:soft-page-break/>From the other side of the stone wall came the sounds of the tires screeching sharply, of the clashes and roar of <text:span text:style-name="T10">lorry motors</text:span> along the difficult roads, <text:span text:style-name="T10">forth and back,</text:span> in the endless universal battle.</text:p>
      <text:p text:style-name="Standard">The boys sat there as mere on-lookers as if having no idea that behind their backs a member of RM<text:span text:style-name="T10">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text:soft-page-break/>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text:soft-page-break/>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text:soft-page-break/>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text:soft-page-break/>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text:soft-page-break/>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ext:soft-page-break/>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text:soft-page-break/>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text:soft-page-break/>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text:soft-page-break/>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text:soft-page-break/>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text:soft-page-break/>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ext:soft-page-break/>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ext:soft-page-break/>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text:soft-page-break/>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text:span text:style-name="T43">while</text:span> at present he was too keen on <text:span text:style-name="T43">producing baloney sensations </text:span>by <text:span text:style-name="T43">hoopla</text:span>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text:soft-page-break/>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text:soft-page-break/>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text:soft-page-break/>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text:span text:style-name="T37">took a </text:span>lik<text:span text:style-name="T37">ing to</text:span> him just so, <text:span text:style-name="T38">no proof demanded, like, bread’n’fish multiplication and stuff. In fact, his trick about juvenilization of my worn-out passport was more than enough for me</text:span>.</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text:soft-page-break/>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text:soft-page-break/>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text:soft-page-break/>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text:soft-page-break/>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text:soft-page-break/>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here I dropped the catch tenderly into a trash bin saying, "Not while I'm around, please."</text:p>
      <text:p text:style-name="List_20_Paragraph"><text:soft-page-break/>(...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When the ticket office window was closed, I remained standing nearby, like a statue with the three red roses in my hand, and only put the apricots on the floor under the window. Keeping four kilos for an hour seemed too much of a strain for my hand.</text:p>
      <text:p text:style-name="Standard"><text:soft-page-break/>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text:soft-page-break/>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text:soft-page-break/>"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text:soft-page-break/>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text:soft-page-break/>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text:soft-page-break/>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ext:soft-page-break/>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text:soft-page-break/>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List_20_Paragraph">(...yes, because the clothes we wear are not for just airing our dress-code. Their main designation is to protect us, not just from seasons and weather which is too trivial. First and foremost, they have to protect us from other humans clad more appropriately for the situation.</text:p>
      <text:p text:style-name="List_20_Paragraph">Remember that Yalta Conference? Stalin and Churchillin the greatcoats of higher commanders at their respective armed forces and <text:span text:style-name="T45">Franklin D.</text:span> R<text:span text:style-name="T45">oose</text:span>velt <text:span text:style-name="T45">between the iron-clad rhinoceroses flashing democratic chic</text:span>? <text:s/><text:span text:style-name="T46">Guess whose country had to bury their leader a couple of months later. I can’t keep back the tears of condolence watching his naive necktie and defenseless fly in the pictures.</text:span></text:p>
      <text:p text:style-name="List_20_Paragraph">But then who knows? FDR might have been in a suicidal mood right then...) </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ext:soft-page-break/>That was the checkmate. Grandmaster Baranov had not been trained to parry such moves and, having got to Zugzwang, admitted that I had a really swirly plot.</text:p>
      <text:p text:style-name="Standard">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text:span text:style-name="T18">n inaudibly</text:span> rumbling computer in my mind (although I did not even know then the word "computer") <text:span text:style-name="T18">revving in a hectic </text:span><text:soft-page-break/><text:span text:style-name="T18">round of</text:span> the combinatorial <text:span text:style-name="T18">analyses</text:span> of all the possible responses <text:span text:style-name="T18">to</text:span> choose the one which value would not lose its validity even in the most unforeseeable future.</text:p>
      <text:p text:style-name="List_20_Paragraph">(...an idiot!</text:p>
      <text:p text:style-name="List_20_Paragraph">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text:soft-page-break/>At the desk by the window, there sat a man of a well-trained carcass, also in white.</text:p>
      <text:p text:style-name="Standard">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text:soft-page-break/>Who would decline to live in clover? Thus, my brother became an Adoptee.</text:p>
      <text:p text:style-name="Standard">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do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text:soft-page-break/>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text:soft-page-break/>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ext:soft-page-break/>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text:soft-page-break/>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text:soft-page-break/>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text:soft-page-break/>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ext:soft-page-break/>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text:soft-page-break/>~ ~ ~</text:p>
      <text:h text:style-name="Heading_20_1" text:outline-level="1"><text:span text:style-name="T1">~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text:soft-page-break/>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ext:soft-page-break/>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ext:soft-page-break/>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ext:soft-page-break/>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text:soft-page-break/>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ext:soft-page-break/>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1">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ext:soft-page-break/>To which call Peter Lysoon would respond despondently: "What? Again to attack? And which way lies your "forward"?</text:p>
      <text:p text:style-name="Standard">And that <text:span text:style-name="T34">wa</text:span>s the signal to grab your shovel, <text:span text:style-name="T34">splat dirt atop the wall in progress,</text:span> and start <text:span text:style-name="T34">to </text:span>liv<text:span text:style-name="T34">e</text:span> on <text:span text:style-name="T34">further..</text:spa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20">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ext:soft-page-break/>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do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text:soft-page-break/>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text:soft-page-break/>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text:soft-page-break/>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ext:soft-page-break/>The narrow sidewalk allowed for only two persons to go side by side, and Eera was in the first couple walking along with Twoic. He wore a long sheepskin coat and a furry <text:span text:style-name="T3">malakhai</text:span>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ext:span text:style-name="T49">Some emprises are certainly not worth it, like begging pardon of stranger</text:span>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text:soft-page-break/>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23">acquiescent </text:span>passives?"</text:p>
      <text:p text:style-name="Standard">Still and all, that f-f..er..<text:span text:style-name="T20">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text:soft-page-break/>"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text:soft-page-break/>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20">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text:soft-page-break/>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text:soft-page-break/>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text:soft-page-break/>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text:soft-page-break/>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text:soft-page-break/>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2">The Enchanted Desna</text:span> by Dovzhenko, who had so beautifully exhausted the theme, attempts at picking it up anew are doomed to miserable copying of the flavors and mood.</text:p>
      <text:p text:style-name="List_20_Paragraph"><text:soft-page-break/>And when Gutsalo tried his hand at writing on city life, he dropped off to the level of cartoons in the magazine <text:span text:style-name="T2">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text:soft-page-break/>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text:soft-page-break/>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text:soft-page-break/>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text:soft-page-break/>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text:soft-page-break/>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text:soft-page-break/>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text:soft-page-break/>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ext:soft-page-break/>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2">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ext:soft-page-break/>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text:soft-page-break/>"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text:span text:style-name="T50">so amazingly clear</text:span>: they had been expecting a real warlock to pick up the book in <text:span text:style-name="T50">coarse </text:span>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text:soft-page-break/>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2">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text:soft-page-break/>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ext:soft-page-break/>The room windows did not have leaves to open, and I had to take the things out through the living room and the kitchen. So as not to change the shoes with slippers at each go, I paved the floor with pages from <text:span text:style-name="T2">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1">~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text:soft-page-break/>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ext:soft-page-break/>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text:soft-page-break/>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4">But I remained dead sure that were the mortar <text:span text:style-name="T27">slushed into brick joints with </text:span>the <text:s/>proper <text:span text:style-name="T27">righteousness and</text:span> <text:s/>not in the hasty style of "off we drive!" no unknown reserves in the human body would <text:span text:style-name="T28">get</text:span> me <text:span text:style-name="T28">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text:soft-page-break/>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text:soft-page-break/>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ext:soft-page-break/>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ext:soft-page-break/>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ext:soft-page-break/>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text:soft-page-break/>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25">too deeply troubled in their head</text:span> to turn to the original source <text:span text:style-name="T25">were annoyingly</text:span> <text:span text:style-name="T22">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text:soft-page-break/>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text:soft-page-break/>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text:soft-page-break/>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ext:soft-page-break/>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ext:soft-page-break/>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ext:soft-page-break/>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text:soft-page-break/>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17">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text:soft-page-break/>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text:soft-page-break/>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ext:soft-page-break/>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text:soft-page-break/>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text:soft-page-break/>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text:soft-page-break/>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text:soft-page-break/>(...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35">boarding his</text:span> troll<text:span text:style-name="T35">y</text:span> 47 <text:span text:style-name="T35">awfully</text:span> careful not to touch anyone, <text:span text:style-name="T35">yet</text:span> all the same there suddenly was a <text:span text:style-name="T35">sand </text:span>desert all around <text:span text:style-name="T35">and he had</text:span> just a worn-out rag on his loins, <text:span text:style-name="T35">as anyone else in the</text:span> pack of similarly skinny, naked, <text:span text:style-name="T35">fellers as </text:span>sunburned <text:span text:style-name="T35">as</text:span> him when a band of horsemen galloped from behind a <text:span text:style-name="T35">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text:soft-page-break/>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text:soft-page-break/>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text:soft-page-break/>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text:soft-page-break/>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19">however,</text:span> I dreaded to <text:span text:style-name="T19">consider </text:span>such a probability and kicked away <text:span text:style-name="T19">all the anal-sadistic speculations</text:span> on th<text:span text:style-name="T19">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text:soft-page-break/>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xt:soft-page-break/>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text:span text:style-name="T16">I </text:span>just lay <text:span text:style-name="T16">on my side with my arm bent at the elbow to prop </text:span>my jaw in <text:span text:style-name="T16">the capped hand above the pillow and idly watched</text:span>, like a beach-goer estimating <text:span text:style-name="T16">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16">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text:soft-page-break/>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text:span text:style-name="T57">growling </text:span>bulldozer <text:span text:style-name="T57">shrouded</text:span> in the blue<text:span text:style-name="T57">ish</text:span>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text:soft-page-break/>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text:soft-page-break/>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2">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text:soft-page-break/>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2">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text:soft-page-break/>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text:soft-page-break/>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ext:soft-page-break/>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text:soft-page-break/>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text:soft-page-break/>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text:soft-page-break/>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text:soft-page-break/>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30">and t</text:span>he moment as the hammer handle <text:span text:style-name="T30">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30">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ext:soft-page-break/>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text:soft-page-break/>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text:soft-page-break/>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2">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text:soft-page-break/>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2">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ext:soft-page-break/>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text:soft-page-break/>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2">Morning Star </text:span><text:s/>newspaper, I missed the wedding of my sister Natasha that summer.</text:p>
      <text:p text:style-name="Standard">After all, if you consider things carefully, it's because of <text:span text:style-name="T2">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5">announced</text:span> by <text:span text:style-name="T5">Leonid </text:span>Brezhnev <text:span text:style-name="T5">scrutinizing</text:span> the sheet of his welcome speech <text:span text:style-name="T5">with triple senile smooches on every other word written for him to read out</text:span>.</text:p>
      <text:p text:style-name="P10">She becomes that bitch<text:span text:style-name="T5">y</text:span> iron <text:span text:style-name="T5">twat</text:span> <text:span text:style-name="T5">who </text:span>starved to death twenty-nine Irish <text:span text:style-name="T5">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text:soft-page-break/>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31">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2">Morning Star </text:span><text:s/>would have already interviewed me – where was such a militant intolerance towards the trade-union leader from?</text:p>
      <text:p text:style-name="Standard">Until that morning, I also had just sympathy for him.</text:p>
      <text:p text:style-name="Standard"><text:soft-page-break/>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text:soft-page-break/>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20">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text:soft-page-break/>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text:soft-page-break/>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text:soft-page-break/>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text:soft-page-break/>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text:soft-page-break/>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text:soft-page-break/>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ext:soft-page-break/>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ext:soft-page-break/>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text:soft-page-break/>(...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4">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text:soft-page-break/>"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text:soft-page-break/>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ext:soft-page-break/>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text:span text:style-name="T44">Don’t sprawl! </text:span>Get seated as you should! <text:span text:style-name="T44">Forgotten</text:span>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1">~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ext:soft-page-break/>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text:soft-page-break/>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text:soft-page-break/>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ext:soft-page-break/>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text:soft-page-break/>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text:soft-page-break/>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text:s/>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text:soft-page-break/>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text:soft-page-break/>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9">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text:soft-page-break/>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text:soft-page-break/>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text:soft-page-break/>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text:soft-page-break/>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text:soft-page-break/>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ext:soft-page-break/>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text:soft-page-break/>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text:soft-page-break/>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26">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text:soft-page-break/>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2">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2">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text:soft-page-break/>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text:soft-page-break/>(...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text:soft-page-break/>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2">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text:soft-page-break/>"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text:span text:style-name="T48">out </text:span>a<text:span text:style-name="T48">n icky snigger</text:span>,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text:span text:style-name="T41">uff</text:span>-ch<text:span text:style-name="T41">uff</text:span>.</text:p>
      <text:p text:style-name="Standard"><text:soft-page-break/>She chuckled and answered in a villagers parlance, so that the <text:span text:style-name="T42">churl</text:span> of me would <text:span text:style-name="T42">get it</text:span>, "Ain't a-having <text:span text:style-name="T41">no</text:span> ch<text:span text:style-name="T41">uff</text:span>-ch<text:span text:style-name="T41">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ext:soft-page-break/>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ext:soft-page-break/>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text:soft-page-break/>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20">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ext:soft-page-break/>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ext:soft-page-break/>The cradles brought from SMP-615 base were too few for all the team, and we were substituting <text:span text:style-name="T2">ratsookha </text:span>for them (that is how our team streamlined the word "rationalization).</text:p>
      <text:p text:style-name="P1"><text:span text:style-name="T2">Ratsookha </text:span>was a series of pallets stitched with nails in twos with each pair working instead of cradles.</text:p>
      <text:p text:style-name="Standard">Because the pallets were shorter than needed, on top of the first decking we added further <text:span text:style-name="T2">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2">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14">ravish in ecstasy of cutting all the tethers</text:span>, <text:span text:style-name="T14">getting loose and letting yourself go, </text:span>at least sometimes… <text:span text:style-name="T14">However, n</text:span>ot everyone is vouchsafed the pleasure. Me neither; because even while raging and <text:span text:style-name="T14">being </text:span>carried away with the <text:span text:style-name="T14">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text:soft-page-break/>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ext:soft-page-break/>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text:soft-page-break/>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2">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text:soft-page-break/>are we laughing</text:p>
      <text:p text:style-name="Quote">while our shoes</text:p>
      <text:p text:style-name="Quote">this trail is roughing?"</text:p>
      <text:p text:style-name="Standard">But all that was in the future, and for the very first time, I did not have <text:span text:style-name="T2">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20">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text:soft-page-break/>"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1">~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5"><text:soft-page-break/>Then I folded the wet<text:span text:style-name="T36">ted</text:span> cover <text:span text:style-name="T36">not to contact</text:span> the <text:span text:style-name="T36">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3">I did not mind being squeezed from all sides by passengers <text:span text:style-name="T7">tightly </text:span>packed like sardines in the streetcar <text:span text:style-name="T7">to shape you into a concave quarry pip of the Ace of Diamonds</text:span>, <text:span text:style-name="T7">as long as they don’t</text:span> press you against <text:span text:style-name="T7">the rondure</text:span> of a young <text:span text:style-name="T8">female ass</text:span>, <text:span text:style-name="T8">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20">I mean, </text:span>frolic was I supposed to do with that f-f..er..funky Libido, being neither Van Gogh nor Walt Whitman?!.</text:p>
      <text:p text:style-name="Standard">That f-f..er..<text:span text:style-name="T20">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ext:soft-page-break/>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text:soft-page-break/>...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text:soft-page-break/>"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2">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text:soft-page-break/>“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32">a suave gallant</text:span> for you! <text:span text:style-name="T32">in his</text:span> <text:span text:style-name="T32">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33">time and again</text:span> pop<text:span text:style-name="T33">s</text:span> up <text:span text:style-name="T33">some or another </text:span>defector like Freud...<text:span text:style-name="T33">who</text:span> cinch their specific vision of the world into the cart of servicing their wallets and open Viennese schools...to keep the pot boiling...<text:span text:style-name="T24">but could be quite a normal schizophrenic, as free as the rest of us...a weakling, got caught with the lime for dickhead <text:s/>suckers: “the longer the line of </text:span><text:soft-page-break/><text:span text:style-name="T24">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text:soft-page-break/>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text:soft-page-break/>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text:soft-page-break/>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text:soft-page-break/>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text:soft-page-break/>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6">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6">From the Suburban Trains Station rushed a whole catchall of sundries in the waves of the newly arrived </text:span>crowd <text:span text:style-name="T7">loaded with</text:span> <text:span text:style-name="T29">their ruck of </text:span>mesh bags, suitcases, <text:span text:style-name="T7">rolls of wallpaper, </text:span>packages, boxes, buckets, bundles of pipes, briefcases, backpacks, seedlings, cornices, bird-cages and other imaginable and unthinkable <text:span text:style-name="T7">items</text:span>; they hurried to the metro and to the stops of public transport of all types on the square, dashing sidelong glances at the pair of metropolitan tough guys.</text:p>
      <text:p text:style-name="Standard"><text:soft-page-break/>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text:soft-page-break/>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text:soft-page-break/>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20">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text:soft-page-break/>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37">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37">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ext:soft-page-break/>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ext:soft-page-break/>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text:soft-page-break/>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2">Morning Star </text:span>…</text:p>
      <text:p text:style-name="Standard"><text:soft-page-break/>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ext:soft-page-break/>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text:soft-page-break/>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text:soft-page-break/>...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2">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text:soft-page-break/>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text:soft-page-break/>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ext:soft-page-break/>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text:soft-page-break/>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text:soft-page-break/>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text:soft-page-break/>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text:soft-page-break/>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ext:soft-page-break/>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text:soft-page-break/>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text:soft-page-break/>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text:soft-page-break/>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text:soft-page-break/>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ext:soft-page-break/>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text:soft-page-break/>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text:soft-page-break/>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ext:soft-page-break/>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text:soft-page-break/>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ext:soft-page-break/>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text:soft-page-break/>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ext:soft-page-break/>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2">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ext:soft-page-break/>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2">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text:soft-page-break/>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text:soft-page-break/>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text:soft-page-break/>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text:soft-page-break/>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text:soft-page-break/>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2">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text:soft-page-break/>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8">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ext:soft-page-break/>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text:soft-page-break/>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text:soft-page-break/>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ext:soft-page-break/>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text:soft-page-break/>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text:soft-page-break/>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text:soft-page-break/>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1">~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51">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ext:soft-page-break/>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text:soft-page-break/>...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text:soft-page-break/>...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text:soft-page-break/>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text:soft-page-break/>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6">...I am what I am what I am on the fifth bottom after the ninth gate... your ’master’ trap is a too shallow approach for each man has at least three masters – Stomach, Genitals, and Brain...<text:span text:style-name="T52">the deeper you dig the more of them spring out which one to serve?…so could you get off my back, please?.</text:span></text:p>
      <text:p text:style-name="P9">...show proper respect to der Heilige Arthur’s teaching, infidel...he sez we cannot change ourselves, we’<text:span text:style-name="T55">re</text:span> only ca<text:span text:style-name="T55">pable of</text:span> <text:span text:style-name="T55">getting </text:span>to know us a tad bit better, and it’s me who widens your horizons, pal, be grateful to your constant second...or, mayhap, wanna swap our ordinal numbers?.</text:p>
      <text:p text:style-name="P7">...<text:span text:style-name="T53">cut empty ding-dong, you knows yoursel – the first to wake up retains the slippers all day long so there’s no use to shuffle kings, and cabbage, and walruses, and carpenters...</text:span></text:p>
      <text:p text:style-name="P8">...<text:span text:style-name="T54">to saddle then! and back to your trinity of Masters</text:span>...<text:span text:style-name="T54">if only you don’t want to look for a suitable outsider, Genosse</text:span><text:span text:style-name="T40"> </text:span><text:span text:style-name="Emphasis"><text:span text:style-name="T39">Feldzug-Führer</text:span></text:span><text:span text:style-name="T54">...</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text:soft-page-break/>...no!...fuck you!…</text:p>
      <text:p text:style-name="Standard">...good boy! <text:span text:style-name="T52">now, I see myself whom I’ve loved so much</text:span>...<text:span text:style-name="T52">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text:soft-page-break/>...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text:soft-page-break/>"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text:soft-page-break/>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text:soft-page-break/>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ext:soft-page-break/>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text:soft-page-break/>(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text:soft-page-break/>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text:soft-page-break/>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text:soft-page-break/>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ext:soft-page-break/>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text:soft-page-break/>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21">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text:soft-page-break/>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text:soft-page-break/>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text:soft-page-break/>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text:soft-page-break/>All this is to elucidate the fact that I somehow had not much spare time to update Sahtic as to certain facts of my previous biography, and only waited for a suitable moment.</text:p>
      <text:p text:style-name="Standard">Though her unawareness was not <text:span text:style-name="T12">entirely my fault. Had Sahtic asked a direct question, like, </text:span>“H<text:span text:style-name="T12">ow many times did they</text:span> lock <text:span text:style-name="T12">you</text:span> up in a madhouse?” <text:span text:style-name="T12">then</text:span>, as a <text:span text:style-name="T12">well-trained supporter of righteousness and, generally, </text:span>man of principle, <text:span text:style-name="T12">I </text:span>would give a <text:span text:style-name="T12">direct exhaustive </text:span>answer. <text:span text:style-name="T12">(It’s noteworthy, that handling me is a fairly straightforward and intuitive job.)</text:span></text:p>
      <text:p text:style-name="Standard"><text:span text:style-name="T12">Now</text:span>, <text:span text:style-name="T12">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text:soft-page-break/>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ext:soft-page-break/>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 <text:span text:style-name="T56">So nice of Ziggy to share them...</text:span></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text:soft-page-break/>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text:soft-page-break/>"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text:soft-page-break/>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text:soft-page-break/>"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ext:soft-page-break/>"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ext:soft-page-break/>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text:soft-page-break/>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47">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ext:soft-page-break/>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21">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text:soft-page-break/>"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293</meta:editing-cycles>
    <meta:creation-date>2020-04-05T06:17:00</meta:creation-date>
    <dc:date>2020-08-20T20:49:56.599372266</dc:date>
    <meta:editing-duration>P9DT15H18M15S</meta:editing-duration>
    <meta:generator>LibreOffice/6.1.5.2$Linux_X86_64 LibreOffice_project/10$Build-2</meta:generator>
    <meta:document-statistic meta:table-count="0" meta:image-count="0" meta:object-count="0" meta:page-count="269" meta:paragraph-count="5178" meta:word-count="130322" meta:character-count="728634" meta:non-whitespace-character-count="603261"/>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